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782cm" svg:height="2.311cm" svg:x="8.02cm" svg:y="2.181cm">
          <draw:image xlink:href="../pngs/walden-element-a1b.png" xlink:type="simple" xlink:show="embed" xlink:actuate="onLoad">
            <text:p/>
          </draw:image>
        </draw:frame>
        <draw:frame draw:style-name="gr1" draw:text-style-name="P1" draw:layer="layout" svg:width="15.113cm" svg:height="2.657cm" svg:x="1cm" svg:y="4.656cm">
          <draw:image xlink:href="../pngs/walden-element-a2.png" xlink:type="simple" xlink:show="embed" xlink:actuate="onLoad">
            <text:p/>
          </draw:image>
        </draw:frame>
        <draw:frame draw:style-name="gr1" draw:text-style-name="P1" draw:layer="layout" svg:width="11.938cm" svg:height="2.188cm" svg:x="0.986cm" svg:y="7.407cm">
          <draw:image xlink:href="../pngs/walden-element-a3.png" xlink:type="simple" xlink:show="embed" xlink:actuate="onLoad">
            <text:p/>
          </draw:image>
        </draw:frame>
        <draw:frame draw:style-name="gr2" draw:text-style-name="P1" draw:layer="layout" svg:width="6.866cm" svg:height="2.413cm" svg:x="1cm" svg:y="2.17cm">
          <draw:image xlink:href="../pngs/walden-element-a1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4T20:49:23.704420000</meta:creation-date>
    <dc:date>2016-07-15T00:46:16.976842000</dc:date>
    <meta:editing-duration>PT4M43S</meta:editing-duration>
    <meta:editing-cycles>5</meta:editing-cycles>
    <meta:generator>LibreOffice/5.0.3.2$MacOSX_X86_64 LibreOffice_project/e5f16313668ac592c1bfb310f4390624e3dbfb75</meta:generator>
    <meta:document-statistic meta:object-count="4"/>
  </office:meta>
</office:document-meta>
</file>